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Win1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Win2/3</text:p>
          </table:table-cell>
          <table:table-cell table:formula="of:=[.I6]*[.I6]*(1 + 2*(1-[.I6]))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Lose2/3</text:p>
          </table:table-cell>
          <table:table-cell table:formula="of:=1-[.I7]" office:value-type="float" office:value="0.5" calcext:value-type="float">
            <text:p>0.5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Gems Rewar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Wins/Los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2]*[.K12]" office:value-type="float" office:value="6.25" calcext:value-type="float">
            <text:p>6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2]*[.I8]" office:value-type="float" office:value="0.5" calcext:value-type="float">
            <text:p>0.5</text:p>
          </table:table-cell>
          <table:table-cell table:formula="of:=[.I12]*[.I8]" office:value-type="float" office:value="0.25" calcext:value-type="float">
            <text:p>0.25</text:p>
          </table:table-cell>
          <table:table-cell table:formula="of:=[.J12]*[.$I$8]" office:value-type="float" office:value="0.125" calcext:value-type="float">
            <text:p>0.125</text:p>
          </table:table-cell>
          <table:table-cell/>
          <table:table-cell office:value-type="string" calcext:value-type="string">
            <text:p>Checksum</text:p>
          </table:table-cell>
          <table:table-cell table:formula="of:=SUM([.K12:.K18])+SUM([.H19:.J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D13]*[.K13]" office:value-type="float" office:value="18.75" calcext:value-type="float">
            <text:p>18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2]*[.$I$7]" office:value-type="float" office:value="0.5" calcext:value-type="float">
            <text:p>0.5</text:p>
          </table:table-cell>
          <table:table-cell table:formula="of:=[.H13]*[.$I$8] + [.I12]*[.$I$7]" office:value-type="float" office:value="0.5" calcext:value-type="float">
            <text:p>0.5</text:p>
          </table:table-cell>
          <table:table-cell table:formula="of:=[.I13]*[.$I$8] + [.J12]*[.$I$7]" office:value-type="float" office:value="0.375" calcext:value-type="float">
            <text:p>0.375</text:p>
          </table:table-cell>
          <table:table-cell table:formula="of:=[.J13]*[.$I$8]" office:value-type="float" office:value="0.1875" calcext:value-type="float">
            <text:p>0.1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D14]*[.K14]" office:value-type="float" office:value="37.5" calcext:value-type="float">
            <text:p>37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3]*[.$I$7]" office:value-type="float" office:value="0.25" calcext:value-type="float">
            <text:p>0.25</text:p>
          </table:table-cell>
          <table:table-cell table:formula="of:=[.H14]*[.$I$8] + [.I13]*[.$I$7]" office:value-type="float" office:value="0.375" calcext:value-type="float">
            <text:p>0.375</text:p>
          </table:table-cell>
          <table:table-cell table:formula="of:=[.I14]*[.$I$8] + [.J13]*[.$I$7]" office:value-type="float" office:value="0.375" calcext:value-type="float">
            <text:p>0.375</text:p>
          </table:table-cell>
          <table:table-cell table:formula="of:=[.J14]*[.$I$8]" office:value-type="float" office:value="0.1875" calcext:value-type="float">
            <text:p>0.1875</text:p>
          </table:table-cell>
          <table:table-cell/>
          <table:table-cell office:value-type="string" calcext:value-type="string">
            <text:p>PWin7-3Lose</text:p>
          </table:table-cell>
          <table:table-cell table:formula="of:=SUM([.H19:.J19])" office:value-type="float" office:value="0.08984375" calcext:value-type="float">
            <text:p>0.08984375</text:p>
          </table:table-cell>
          <table:table-cell/>
          <table:table-cell office:value-type="string" calcext:value-type="string">
            <text:p>P90%</text:p>
          </table:table-cell>
          <table:table-cell table:formula="of:=(1-[.N14])^3" office:value-type="float" office:value="0.753959238529205" calcext:value-type="float">
            <text:p>0.75395923852920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[.D15]*[.K15]" office:value-type="float" office:value="46.875" calcext:value-type="float">
            <text:p>46.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4]*[.$I$7]" office:value-type="float" office:value="0.125" calcext:value-type="float">
            <text:p>0.125</text:p>
          </table:table-cell>
          <table:table-cell table:formula="of:=[.H15]*[.$I$8] + [.I14]*[.$I$7]" office:value-type="float" office:value="0.25" calcext:value-type="float">
            <text:p>0.25</text:p>
          </table:table-cell>
          <table:table-cell table:formula="of:=[.I15]*[.$I$8] + [.J14]*[.$I$7]" office:value-type="float" office:value="0.3125" calcext:value-type="float">
            <text:p>0.3125</text:p>
          </table:table-cell>
          <table:table-cell table:formula="of:=[.J15]*[.$I$8]" office:value-type="float" office:value="0.15625" calcext:value-type="float">
            <text:p>0.15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table:formula="of:=[.D16]*[.K16]" office:value-type="float" office:value="52.734375" calcext:value-type="float">
            <text:p>52.7343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5]*[.$I$7]" office:value-type="float" office:value="0.0625" calcext:value-type="float">
            <text:p>0.0625</text:p>
          </table:table-cell>
          <table:table-cell table:formula="of:=[.H16]*[.$I$8] + [.I15]*[.$I$7]" office:value-type="float" office:value="0.15625" calcext:value-type="float">
            <text:p>0.15625</text:p>
          </table:table-cell>
          <table:table-cell table:formula="of:=[.I16]*[.$I$8] + [.J15]*[.$I$7]" office:value-type="float" office:value="0.234375" calcext:value-type="float">
            <text:p>0.234375</text:p>
          </table:table-cell>
          <table:table-cell table:formula="of:=[.J16]*[.$I$8]" office:value-type="float" office:value="0.1171875" calcext:value-type="float">
            <text:p>0.1171875</text:p>
          </table:table-cell>
          <table:table-cell/>
          <table:table-cell office:value-type="string" calcext:value-type="string">
            <text:p>PWin7-2Lose</text:p>
          </table:table-cell>
          <table:table-cell table:formula="of:=SUM([.H19:.I19])" office:value-type="float" office:value="0.03515625" calcext:value-type="float">
            <text:p>0.0351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0" calcext:value-type="float">
            <text:p>650</text:p>
          </table:table-cell>
          <table:table-cell table:formula="of:=[.D17]*[.K17]" office:value-type="float" office:value="53.3203125" calcext:value-type="float">
            <text:p>53.32031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6]*[.$I$7]" office:value-type="float" office:value="0.03125" calcext:value-type="float">
            <text:p>0.03125</text:p>
          </table:table-cell>
          <table:table-cell table:formula="of:=[.H17]*[.$I$8] + [.I16]*[.$I$7]" office:value-type="float" office:value="0.09375" calcext:value-type="float">
            <text:p>0.09375</text:p>
          </table:table-cell>
          <table:table-cell table:formula="of:=[.I17]*[.$I$8] + [.J16]*[.$I$7]" office:value-type="float" office:value="0.1640625" calcext:value-type="float">
            <text:p>0.1640625</text:p>
          </table:table-cell>
          <table:table-cell table:formula="of:=[.J17]*[.$I$8]" office:value-type="float" office:value="0.08203125" calcext:value-type="float">
            <text:p>0.08203125</text:p>
          </table:table-cell>
          <table:table-cell/>
          <table:table-cell office:value-type="string" calcext:value-type="string">
            <text:p>PWin6-2Lose</text:p>
          </table:table-cell>
          <table:table-cell table:formula="of:=[.N16]+[.I18]*[.I8]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50" calcext:value-type="float">
            <text:p>850</text:p>
          </table:table-cell>
          <table:table-cell table:formula="of:=[.D18]*[.K18]" office:value-type="float" office:value="46.484375" calcext:value-type="float">
            <text:p>46.4843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7]*[.$I$7]" office:value-type="float" office:value="0.015625" calcext:value-type="float">
            <text:p>0.015625</text:p>
          </table:table-cell>
          <table:table-cell table:formula="of:=[.H18]*[.$I$8] + [.I17]*[.$I$7]" office:value-type="float" office:value="0.0546875" calcext:value-type="float">
            <text:p>0.0546875</text:p>
          </table:table-cell>
          <table:table-cell table:formula="of:=[.I18]*[.$I$8] + [.J17]*[.$I$7]" office:value-type="float" office:value="0.109375" calcext:value-type="float">
            <text:p>0.109375</text:p>
          </table:table-cell>
          <table:table-cell table:formula="of:=[.J18]*[.$I$8]" office:value-type="float" office:value="0.0546875" calcext:value-type="float">
            <text:p>0.0546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50" calcext:value-type="float">
            <text:p>950</text:p>
          </table:table-cell>
          <table:table-cell table:formula="of:=[.D19]*SUM([.H19:.J19])" office:value-type="float" office:value="85.3515625" calcext:value-type="float">
            <text:p>85.3515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18]*[.$I$7]" office:value-type="float" office:value="0.0078125" calcext:value-type="float">
            <text:p>0.0078125</text:p>
          </table:table-cell>
          <table:table-cell table:formula="of:=[.I18]*[.$I$7]" office:value-type="float" office:value="0.02734375" calcext:value-type="float">
            <text:p>0.02734375</text:p>
          </table:table-cell>
          <table:table-cell table:formula="of:= [.J18]*[.$I$7]" office:value-type="float" office:value="0.0546875" calcext:value-type="float">
            <text:p>0.05468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SUM([.E12:.E19])" office:value-type="float" office:value="347.265625" calcext:value-type="float">
            <text:p>347.265625</text:p>
          </table:table-cell>
          <table:table-cell table:number-columns-repeated="7"/>
          <table:table-cell office:value-type="string" calcext:value-type="string">
            <text:p>PWin6-2day</text:p>
          </table:table-cell>
          <table:table-cell table:formula="of:=[.N14]*[.N17]" office:value-type="float" office:value="0.005615234375" calcext:value-type="float">
            <text:p>0.005615234375</text:p>
          </table:table-cell>
          <table:table-cell/>
          <table:table-cell office:value-type="string" calcext:value-type="string">
            <text:p>Crystals 1 perso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/Day</text:p>
          </table:table-cell>
          <table:table-cell office:value-type="float" office:value="1000" calcext:value-type="float">
            <text:p>1000</text:p>
          </table:table-cell>
          <table:table-cell table:number-columns-repeated="10"/>
          <table:table-cell office:value-type="string" calcext:value-type="string">
            <text:p>Crystals per 1 winner</text:p>
          </table:table-cell>
          <table:table-cell table:formula="of:=[.Q20]/[.N20]" office:value-type="float" office:value="712347.826086957" calcext:value-type="float">
            <text:p>712347.826086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d/Draft</text:p>
          </table:table-cell>
          <table:table-cell office:value-type="float" office:value="5000" calcext:value-type="float">
            <text:p>5000</text:p>
          </table:table-cell>
          <table:table-cell table:number-columns-repeated="10"/>
          <table:table-cell office:value-type="string" calcext:value-type="string">
            <text:p>Crystals per 1$</text:p>
          </table:table-cell>
          <table:table-cell table:formula="of:=3400/20"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ms/Day</text:p>
          </table:table-cell>
          <table:table-cell table:formula="of:=[.E21]/[.E22]*[.E20]" office:value-type="float" office:value="69.453125" calcext:value-type="float">
            <text:p>69.453125</text:p>
          </table:table-cell>
          <table:table-cell table:number-columns-repeated="10"/>
          <table:table-cell office:value-type="string" calcext:value-type="string">
            <text:p>$ Per 1 winner</text:p>
          </table:table-cell>
          <table:table-cell table:formula="of:=[.Q21]/[.Q22]" office:value-type="float" office:value="4190.28132992327" calcext:value-type="float">
            <text:p>4190.28132992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ys/Megadraft</text:p>
          </table:table-cell>
          <table:table-cell table:formula="of:=4000/[.E23]" office:value-type="float" office:value="57.5928008998875" calcext:value-type="float">
            <text:p>57.5928008998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15:48.121399810</meta:creation-date>
    <dc:date>2020-05-19T15:02:18.221882077</dc:date>
    <meta:editing-duration>PT5M9S</meta:editing-duration>
    <meta:editing-cycles>1</meta:editing-cycles>
    <meta:generator>LibreOffice/6.0.7.3$Linux_X86_64 LibreOffice_project/00m0$Build-3</meta:generator>
    <meta:document-statistic meta:table-count="1" meta:cell-count="98" meta:object-count="0"/>
  </office:meta>
</office:document-meta>
</file>